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officeooo:rsid="001f9578" officeooo:paragraph-rsid="001f9578" fo:background-color="transparen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text-position="0% 100%" fo:font-weight="bold" officeooo:rsid="0022cb8e" officeooo:paragraph-rsid="0022cb8e" fo:background-color="transparent" style:font-weight-asian="bold" style:font-weight-complex="bold"/>
    </style:style>
    <style:style style:name="P3" style:family="paragraph" style:parent-style-name="Heading_20_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text-position="0% 100%" fo:font-weight="bold" officeooo:rsid="001f9578" officeooo:paragraph-rsid="001f9578" fo:background-color="transparent" style:font-weight-asian="bold" style:font-weight-complex="bold"/>
    </style:style>
    <style:style style:name="P4" style:family="paragraph" style:parent-style-name="Heading_20_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text-position="0% 100%" fo:font-weight="bold" officeooo:rsid="0022cb8e" officeooo:paragraph-rsid="0022cb8e" fo:background-color="transparent" style:font-weight-asian="bold" style:font-weight-complex="bold"/>
    </style:style>
    <style:style style:name="P5" style:family="paragraph" style:parent-style-name="Heading_20_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style:text-position="0% 100%" fo:font-weight="normal" officeooo:rsid="001f9578" officeooo:paragraph-rsid="001f9578" fo:background-color="transparent" style:font-weight-asian="normal" style:font-weight-complex="normal"/>
    </style:style>
    <style:style style:name="T1" style:family="text">
      <style:text-properties fo:font-variant="normal" fo:text-transform="none" fo:color="#333333" style:font-name="Helvetica Neue" fo:font-size="12pt" fo:letter-spacing="normal" fo:font-style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2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333333" style:font-name="Helvetica Neue" fo:font-size="12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333333" style:text-line-through-style="none" style:text-line-through-type="none" style:font-name="Helvetica Neue" fo:font-size="13.5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333333" style:text-line-through-style="none" style:text-line-through-type="none" style:font-name="Helvetica Neue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333333" style:text-line-through-style="none" style:text-line-through-type="none" style:font-name="Helvetica Neue" fo:font-size="13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333333" style:text-line-through-style="none" style:text-line-through-type="none" style:font-name="MathJax Math" fo:font-size="13.5pt" fo:letter-spacing="normal" fo:font-style="italic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333333" style:text-line-through-style="none" style:text-line-through-type="none" style:font-name="MathJax Math" fo:font-size="13.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0" style:family="text">
      <style:text-properties fo:font-variant="normal" fo:text-transform="none" fo:color="#333333" style:text-line-through-style="none" style:text-line-through-type="none" style:font-name="MathJax Math" fo:font-size="13.5pt" fo:letter-spacing="normal" fo:font-style="italic" style:text-underline-style="none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333333" fo:letter-spacing="normal"/>
    </style:style>
    <style:style style:name="T12" style:family="text">
      <style:text-properties fo:font-variant="normal" fo:text-transform="none" fo:color="#333333" fo:letter-spacing="normal" fo:background-color="transparent" loext:char-shading-value="0"/>
    </style:style>
    <style:style style:name="T13" style:family="text">
      <style:text-properties fo:font-variant="normal" fo:text-transform="none" fo:color="#333333" fo:letter-spacing="normal" fo:background-color="transparent" loext:char-shading-value="0"/>
    </style:style>
    <style:style style:name="T14" style:family="text">
      <style:text-properties fo:font-variant="normal" fo:text-transform="none" fo:color="#6273f7" style:text-line-through-style="none" style:text-line-through-type="none" style:font-name="Helvetica Neue" fo:font-size="12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6273f7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6273f7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6273f7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size="12pt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/></text:h>
      <text:h text:style-name="P4" text:outline-level="2"><text:span text:style-name="T1"/></text:h>
      <text:h text:style-name="P3" text:outline-level="2"><text:span text:style-name="T1"/></text:h>
      <text:h text:style-name="P3" text:outline-level="2"><text:span text:style-name="T1">Basisergänzungssatz</text:span></text:h>
      <text:p text:style-name="P1"><text:span text:style-name="T2">Sei V ein Vektorraum, L⊆V linear unabhängig und E⊆V ein Erzeugendensystem von V. Dann kann man L so durch Vektoren aus E ergänzen, dass es zu einer Basis wird.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athJax Math" svg:font-family="'MathJax Math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0:44:22.034613026</meta:creation-date>
    <dc:date>2018-06-16T15:51:31.849912945</dc:date>
    <meta:editing-duration>P2DT4H46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30" meta:character-count="178" meta:non-whitespace-character-count="150"/>
  </office:meta>
</office:document-meta>
</file>